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Roboto Light" svg:font-family="'Roboto Light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5.4139in" fo:margin-left="-0.0007in" fo:margin-top="0in" fo:margin-bottom="0in" table:align="left" style:writing-mode="page"/>
    </style:style>
    <style:style style:name="Table1.A" style:family="table-column">
      <style:table-column-properties style:column-width="5.41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6.5in" style:rel-width="100%" fo:margin-left="0.0417in" fo:margin-top="0in" fo:margin-bottom="0in" table:align="left" style:writing-mode="page"/>
    </style:style>
    <style:style style:name="Table2.A" style:family="table-column">
      <style:table-column-properties style:column-width="1.3in" style:rel-column-width="13107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4965in" fo:margin-left="0.0069in" fo:margin-top="0in" fo:margin-bottom="0in" table:align="left" style:writing-mode="page"/>
    </style:style>
    <style:style style:name="Table3.A" style:family="table-column">
      <style:table-column-properties style:column-width="6.496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694in" fo:border="1pt solid #000000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6.4929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text-indent="0in" style:auto-text-indent="false"/>
    </style:style>
    <style:style style:name="P3" style:family="paragraph" style:parent-style-name="Default" style:list-style-name="WWNum30"/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eading_20_1">
      <style:paragraph-properties fo:margin-top="0in" fo:margin-bottom="0.0555in" style:contextual-spacing="false" fo:text-indent="0in" style:auto-text-indent="false" fo:break-before="page"/>
    </style:style>
    <style:style style:name="P7" style:family="paragraph" style:parent-style-name="Heading_20_1">
      <style:paragraph-properties fo:text-indent="0in" style:auto-text-indent="false"/>
    </style:style>
    <style:style style:name="P8" style:family="paragraph" style:parent-style-name="Heading_20_1">
      <style:paragraph-properties fo:margin-top="0in" fo:margin-bottom="0.0555in" style:contextual-spacing="false" fo:text-align="start" style:justify-single-word="false" fo:text-indent="0in" style:auto-text-indent="false" fo:break-before="page"/>
    </style:style>
    <style:style style:name="P9" style:family="paragraph" style:parent-style-name="Heading_20_1">
      <style:paragraph-properties fo:text-align="start" style:justify-single-word="false" fo:text-indent="0in" style:auto-text-indent="false"/>
    </style:style>
    <style:style style:name="P10" style:family="paragraph" style:parent-style-name="Heading_20_6" style:list-style-name="WWNum1">
      <style:paragraph-properties fo:margin-top="0.0835in" fo:margin-bottom="0in" style:contextual-spacing="false" fo:text-align="center" style:justify-single-word="false"/>
    </style:style>
    <style:style style:name="P11" style:family="paragraph" style:parent-style-name="Heading_20_6" style:list-style-name="WWNum1">
      <style:paragraph-properties fo:margin-top="0.0417in" fo:margin-bottom="0.0417in" style:contextual-spacing="false" fo:text-align="center" style:justify-single-word="false"/>
    </style:style>
    <style:style style:name="P12" style:family="paragraph" style:parent-style-name="Heading_20_7" style:list-style-name="WWNum1">
      <style:paragraph-properties fo:line-height="108%" fo:text-align="center" style:justify-single-word="false"/>
    </style:style>
    <style:style style:name="P13" style:family="paragraph" style:parent-style-name="List_20_Paragraph" style:list-style-name="WWNum27">
      <style:paragraph-properties fo:text-align="start" style:justify-single-word="false"/>
    </style:style>
    <style:style style:name="P14" style:family="paragraph" style:parent-style-name="List_20_Paragraph" style:list-style-name="WWNum2">
      <style:paragraph-properties fo:margin-top="0in" fo:margin-bottom="0.1366in" style:contextual-spacing="true" fo:text-align="start" style:justify-single-word="false" fo:padding="0in" fo:border="none" style:shadow="none" style:join-border="false"/>
    </style:style>
    <style:style style:name="P15" style:family="paragraph" style:parent-style-name="List_20_Paragraph" style:list-style-name="WWNum28">
      <style:paragraph-properties fo:margin-top="0in" fo:margin-bottom="0.1366in" style:contextual-spacing="true" fo:text-align="start" style:justify-single-word="false" fo:padding="0in" fo:border="none" style:shadow="none" style:join-border="false"/>
    </style:style>
    <style:style style:name="P16" style:family="paragraph" style:parent-style-name="List_20_Paragraph">
      <style:paragraph-properties fo:margin-left="0.5in" fo:margin-top="0in" fo:margin-bottom="0.1366in" style:contextual-spacing="true" fo:text-align="start" style:justify-single-word="false" fo:text-indent="0.5in" style:auto-text-indent="false" fo:padding="0in" fo:border="none" style:shadow="none" style:join-border="false"/>
    </style:style>
    <style:style style:name="P17" style:family="paragraph" style:parent-style-name="List_20_Paragraph" style:list-style-name="WWNum36">
      <style:paragraph-properties fo:text-align="start" style:justify-single-word="false"/>
    </style:style>
    <style:style style:name="P18" style:family="paragraph" style:parent-style-name="List_20_Paragraph">
      <style:paragraph-properties fo:margin-left="0.5in" fo:text-align="start" style:justify-single-word="false" fo:text-indent="0in" style:auto-text-indent="false"/>
    </style:style>
    <style:style style:name="P19" style:family="paragraph" style:parent-style-name="List_20_Paragraph">
      <style:paragraph-properties fo:margin-left="1in" fo:text-align="start" style:justify-single-word="false" fo:text-indent="0in" style:auto-text-indent="false"/>
    </style:style>
    <style:style style:name="P20" style:family="paragraph" style:parent-style-name="List_20_Paragraph" style:list-style-name="WWNum35">
      <style:paragraph-properties fo:text-align="start" style:justify-single-word="false"/>
    </style:style>
    <style:style style:name="P21" style:family="paragraph" style:parent-style-name="List_20_Paragraph" style:list-style-name="WWNum35">
      <style:paragraph-properties fo:text-align="start" style:justify-single-word="false" fo:padding-left="0in" fo:padding-right="0in" fo:padding-top="0in" fo:padding-bottom="0.0138in" fo:border-left="none" fo:border-right="none" fo:border-top="none" fo:border-bottom="0.51pt solid #000000"/>
    </style:style>
    <style:style style:name="P22" style:family="paragraph" style:parent-style-name="List_20_Paragraph">
      <style:paragraph-properties fo:margin-left="0.5in" fo:text-align="start" style:justify-single-word="false" fo:text-indent="-0.5in" style:auto-text-indent="false"/>
    </style:style>
    <style:style style:name="P23" style:family="paragraph" style:parent-style-name="List_20_Paragraph" style:list-style-name="WWNum32">
      <style:paragraph-properties fo:text-align="start" style:justify-single-word="false"/>
    </style:style>
    <style:style style:name="P24" style:family="paragraph" style:parent-style-name="List_20_Paragraph" style:list-style-name="WWNum33">
      <style:paragraph-properties fo:text-align="start" style:justify-single-word="false"/>
    </style:style>
    <style:style style:name="P25" style:family="paragraph" style:parent-style-name="List_20_Paragraph" style:list-style-name="WWNum34">
      <style:paragraph-properties fo:text-align="start" style:justify-single-word="false"/>
    </style:style>
    <style:style style:name="P26" style:family="paragraph" style:parent-style-name="List_20_Paragraph" style:list-style-name="WWNum30">
      <style:paragraph-properties fo:margin-top="0in" fo:margin-bottom="0.1366in" style:contextual-spacing="true" fo:text-align="start" style:justify-single-word="false"/>
    </style:style>
    <style:style style:name="P27" style:family="paragraph" style:parent-style-name="List_20_Paragraph">
      <style:paragraph-properties fo:margin-left="0.5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8" style:family="paragraph" style:parent-style-name="List_20_Paragraph">
      <style:paragraph-properties fo:margin-left="0.5in" fo:text-align="start" style:justify-single-word="false" fo:text-indent="-0.5in" style:auto-text-indent="false"/>
      <style:text-properties style:font-name="Consolas" fo:font-size="10.5pt" style:font-size-asian="10.5pt" style:language-asian="en" style:country-asian="US" style:font-size-complex="10.5pt"/>
    </style:style>
    <style:style style:name="P29" style:family="paragraph" style:parent-style-name="Standard">
      <style:paragraph-properties fo:text-align="center" style:justify-single-word="false" fo:text-indent="0in" style:auto-text-indent="false"/>
    </style:style>
    <style:style style:name="P30" style:family="paragraph" style:parent-style-name="Standard">
      <style:paragraph-properties fo:margin-top="0.0835in" fo:margin-bottom="0in" style:contextual-spacing="false" fo:text-align="center" style:justify-single-word="false" fo:text-indent="0in" style:auto-text-indent="false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margin-left="2.9535in" fo:text-align="center" style:justify-single-word="false" fo:text-indent="0.3937in" style:auto-text-indent="false"/>
    </style:style>
    <style:style style:name="P33" style:family="paragraph" style:parent-style-name="Standard">
      <style:paragraph-properties fo:margin-top="0in" fo:margin-bottom="0.0835in" style:contextual-spacing="false" fo:text-align="center" style:justify-single-word="false"/>
    </style:style>
    <style:style style:name="P34" style:family="paragraph" style:parent-style-name="Standard">
      <style:paragraph-properties fo:text-align="center" style:justify-single-word="false" fo:text-indent="0in" style:auto-text-indent="false"/>
      <style:text-properties fo:language="en" fo:country="US"/>
    </style:style>
    <style:style style:name="P35" style:family="paragraph" style:parent-style-name="Standard">
      <style:paragraph-properties fo:text-align="start" style:justify-single-word="false" fo:text-indent="0in" style:auto-text-indent="false"/>
      <style:text-properties fo:language="en" fo:country="US"/>
    </style:style>
    <style:style style:name="P36" style:family="paragraph" style:parent-style-name="Standard">
      <style:paragraph-properties fo:text-indent="0in" style:auto-text-indent="false"/>
      <style:text-properties fo:language="en" fo:country="US"/>
    </style:style>
    <style:style style:name="P37" style:family="paragraph" style:parent-style-name="Standard">
      <style:paragraph-properties fo:margin-left="-0.3937in" fo:line-height="150%" fo:text-align="center" style:justify-single-word="false" fo:text-indent="0.3937in" style:auto-text-indent="false"/>
    </style:style>
    <style:style style:name="P38" style:family="paragraph" style:parent-style-name="Standard">
      <style:paragraph-properties fo:line-height="150%" fo:text-align="center" style:justify-single-word="false"/>
    </style:style>
    <style:style style:name="P39" style:family="paragraph" style:parent-style-name="Standard">
      <style:paragraph-properties fo:text-align="center" style:justify-single-word="false" fo:text-indent="0in" style:auto-text-indent="false"/>
      <style:text-properties fo:font-size="12pt" style:font-size-asian="12pt"/>
    </style:style>
    <style:style style:name="P40" style:family="paragraph" style:parent-style-name="Standard">
      <style:paragraph-properties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41" style:family="paragraph" style:parent-style-name="Standard">
      <style:paragraph-properties fo:margin-top="0in" fo:margin-bottom="0.0835in" style:contextual-spacing="false" fo:text-align="center" style:justify-single-word="false"/>
      <style:text-properties fo:font-size="16pt" fo:font-weight="bold" style:font-size-asian="16pt" style:font-weight-asian="bold" style:font-size-complex="16pt"/>
    </style:style>
    <style:style style:name="P42" style:family="paragraph" style:parent-style-name="Standard">
      <style:paragraph-properties fo:line-height="115%" fo:text-align="start" style:justify-single-word="false" fo:text-indent="0in" style:auto-text-indent="false"/>
    </style:style>
    <style:style style:name="P43" style:family="paragraph" style:parent-style-name="Standard">
      <style:paragraph-properties fo:line-height="200%" fo:text-indent="0in" style:auto-text-indent="false"/>
      <style:text-properties fo:font-size="11pt" fo:font-weight="bold" style:font-name-asian="Calibri" style:font-size-asian="11pt" style:font-weight-asian="bold" style:font-size-complex="11pt"/>
    </style:style>
    <style:style style:name="P44" style:family="paragraph" style:parent-style-name="Standard">
      <style:paragraph-properties fo:margin-left="0.4925in" fo:margin-top="0in" fo:margin-bottom="0.1366in" style:contextual-spacing="false" fo:text-align="start" style:justify-single-word="false" fo:text-indent="0in" style:auto-text-indent="false" fo:padding="0in" fo:border="none" style:shadow="none" style:join-border="false"/>
    </style:style>
    <style:style style:name="P45" style:family="paragraph" style:parent-style-name="Standard">
      <style:paragraph-properties fo:text-align="start" style:justify-single-word="false" fo:text-indent="0in" style:auto-text-indent="false"/>
    </style:style>
    <style:style style:name="P46" style:family="paragraph" style:parent-style-name="Standard">
      <style:paragraph-properties fo:text-align="start" style:justify-single-word="false" fo:text-indent="0in" style:auto-text-indent="false" fo:padding-left="0in" fo:padding-right="0in" fo:padding-top="0.0138in" fo:padding-bottom="0in" fo:border-left="none" fo:border-right="none" fo:border-top="0.51pt solid #000000" fo:border-bottom="none"/>
    </style:style>
    <style:style style:name="P47" style:family="paragraph" style:parent-style-name="Standard">
      <style:paragraph-properties fo:margin-top="0in" fo:margin-bottom="0.1366in" style:contextual-spacing="false" fo:text-align="start" style:justify-single-word="false" fo:text-indent="0in" style:auto-text-indent="false"/>
    </style:style>
    <style:style style:name="P48" style:family="paragraph" style:parent-style-name="Standard">
      <style:paragraph-properties fo:text-align="start" style:justify-single-word="false" fo:text-indent="0in" style:auto-text-indent="false"/>
      <style:text-properties fo:font-style="italic" style:font-style-asian="italic" style:font-style-complex="italic"/>
    </style:style>
    <style:style style:name="P49" style:family="paragraph" style:parent-style-name="Standard">
      <style:paragraph-properties fo:margin-top="0in" fo:margin-bottom="0.111in" style:contextual-spacing="false" fo:line-height="108%" fo:text-align="start" style:justify-single-word="false" fo:hyphenation-ladder-count="no-limit" fo:text-indent="0in" style:auto-text-indent="false"/>
      <style:text-properties fo:font-size="20pt" fo:font-weight="bold" style:font-name-asian="F" style:font-size-asian="20pt" style:font-weight-asian="bold" style:font-size-complex="20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0" style:family="paragraph" style:parent-style-name="Standard">
      <style:paragraph-properties fo:text-align="start" style:justify-single-word="false" fo:orphans="0" fo:widows="0" fo:text-indent="0in" style:auto-text-indent="false"/>
      <style:text-properties fo:font-size="10pt" fo:language="en" fo:country="US" style:font-name-asian="Roboto Light" style:font-size-asian="10pt" style:font-size-complex="10pt"/>
    </style:style>
    <style:style style:name="P51" style:family="paragraph" style:parent-style-name="Standard">
      <style:paragraph-properties fo:text-indent="0in" style:auto-text-indent="false"/>
    </style:style>
    <style:style style:name="P52" style:family="paragraph" style:parent-style-name="Основной_20_текст_20_3">
      <style:paragraph-properties fo:line-height="100%"/>
    </style:style>
    <style:style style:name="T1" style:family="text">
      <style:text-properties style:use-window-font-color="true" loext:opacity="0%" fo:font-size="12pt" fo:font-style="normal" fo:font-weight="bold" style:font-size-asian="12pt" style:font-style-asian="normal" style:font-weight-asian="bold" style:font-name-complex="Times New Roman1" style:font-style-complex="normal" style:font-weight-complex="bold"/>
    </style:style>
    <style:style style:name="T2" style:family="text">
      <style:text-properties style:use-window-font-color="true" loext:opacity="0%" fo:font-size="12pt" fo:font-weight="bold" style:font-size-asian="12pt" style:font-weight-asian="bold" style:font-name-complex="Times New Roman1" style:font-weight-complex="bold"/>
    </style:style>
    <style:style style:name="T3" style:family="text">
      <style:text-properties style:use-window-font-color="true" loext:opacity="0%" fo:font-weight="bold" style:font-weight-asian="bold" style:font-name-complex="Times New Roman1" style:font-weight-complex="bold"/>
    </style:style>
    <style:style style:name="T4" style:family="text">
      <style:text-properties style:use-window-font-color="true" loext:opacity="0%" fo:font-size="11pt" fo:font-weight="bold" style:font-size-asian="11pt" style:font-weight-asian="bold" style:font-name-complex="Times New Roman1" style:font-weight-complex="bold"/>
    </style:style>
    <style:style style:name="T5" style:family="text">
      <style:text-properties style:use-window-font-color="true" loext:opacity="0%" style:font-name="Times New Roman" fo:font-weight="bold" style:font-weight-asian="bold" style:font-name-complex="Times New Roman1" style:font-weight-complex="bold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weight="bold" style:font-size-asian="12pt" style:font-weight-asian="bold" style:font-weight-complex="bold"/>
    </style:style>
    <style:style style:name="T8" style:family="text">
      <style:text-properties fo:font-size="12pt" fo:language="en" fo:country="US" fo:font-weight="bold" style:font-size-asian="12pt" style:font-weight-asian="bold" style:font-weight-complex="bold"/>
    </style:style>
    <style:style style:name="T9" style:family="text">
      <style:text-properties fo:font-size="12pt" style:font-size-asian="12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style="italic" fo:font-weight="bold" style:font-style-asian="italic" style:font-weight-asian="bold" style:font-style-complex="italic"/>
    </style:style>
    <style:style style:name="T13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6pt" fo:font-weight="bold" style:font-size-asian="16pt" style:font-weight-asian="bold" style:font-size-complex="16pt"/>
    </style:style>
    <style:style style:name="T17" style:family="text">
      <style:text-properties text:display="true"/>
    </style:style>
    <style:style style:name="T18" style:family="text">
      <style:text-properties style:font-name="Aptos" fo:font-size="12pt" fo:language="en" fo:country="US" style:letter-kerning="true" style:font-name-asian="F" style:font-size-asian="12pt" style:language-asian="en" style:country-asian="US" style:font-name-complex="F"/>
    </style:style>
    <style:style style:name="T19" style:family="text">
      <style:text-properties fo:font-style="italic" fo:font-weight="bold" style:font-style-asian="italic" style:font-weight-asian="bold" style:font-weight-complex="bold"/>
    </style:style>
    <style:style style:name="T20" style:family="text">
      <style:text-properties fo:font-style="italic" fo:font-weight="bold" style:font-style-asian="italic" style:font-weight-asian="bold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ize="11pt" fo:font-weight="bold" style:font-name-asian="Calibri" style:font-size-asian="11pt" style:font-weight-asian="bold" style:font-size-complex="11pt"/>
    </style:style>
    <style:style style:name="T24" style:family="text">
      <style:text-properties fo:color="#156082" loext:opacity="100%" style:text-underline-style="solid" style:text-underline-width="auto" style:text-underline-color="font-color">
        <loext:char-complex-color loext:theme-type="accent1" loext:color-type="theme"/>
      </style:text-properties>
    </style:style>
    <style:style style:name="T25" style:family="text">
      <style:text-properties style:font-name="Consolas" fo:font-size="10.5pt" fo:language="en" fo:country="US" style:font-size-asian="10.5pt" style:language-asian="en" style:country-asian="US" style:font-size-complex="10.5pt"/>
    </style:style>
    <style:style style:name="T26" style:family="text">
      <style:text-properties style:font-name="Consolas" fo:font-size="10.5pt" style:font-size-asian="10.5pt" style:language-asian="en" style:country-asian="US" style:font-size-complex="10.5pt"/>
    </style:style>
    <style:style style:name="T27" style:family="text">
      <style:text-properties fo:color="#cccccc" loext:opacity="100%" style:font-name="Consolas" fo:font-size="10.5pt" fo:font-style="italic" style:font-size-asian="10.5pt" style:language-asian="en" style:country-asian="US" style:font-style-asian="italic" style:font-size-complex="10.5pt" style:font-style-complex="italic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font-size="20pt" fo:font-weight="bold" style:font-name-asian="F" style:font-size-asian="20pt" style:font-weight-asian="bold" style:font-size-complex="20pt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fo:language="en" fo:country="US" style:font-size-asian="14pt" style:font-size-complex="14pt"/>
    </style:style>
    <style:style style:name="T32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33" style:family="text">
      <style:text-properties fo:color="#000000" loext:opacity="100%" style:font-name="Times New Roman" fo:font-size="14pt" fo:font-style="italic" fo:font-weight="bold" style:font-size-asian="14pt" style:font-style-asian="italic" style:font-weight-asian="bold" style:font-name-complex="Times New Roman1" style:font-size-complex="14pt" style:font-weight-complex="bold">
        <loext:char-complex-color loext:theme-type="dark1" loext:color-type="theme"/>
      </style:text-properties>
    </style:style>
    <style:style style:name="T34" style:family="text">
      <style:text-properties fo:color="#000000" loext:opacity="100%"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 style:font-weight-complex="bold">
        <loext:char-complex-color loext:theme-type="dark1" loext:color-type="theme"/>
      </style:text-properties>
    </style:style>
    <style:style style:name="T35" style:family="text">
      <style:text-properties fo:color="#000000" loext:opacity="100%" style:font-name="Times New Roman" fo:font-size="14pt" fo:font-style="italic" fo:font-weight="bold" style:font-size-asian="14pt" style:font-style-asian="italic" style:font-weight-asian="bold" style:font-name-complex="Times New Roman1" style:font-size-complex="14pt" style:font-style-complex="italic">
        <loext:char-complex-color loext:theme-type="dark1" loext:color-type="theme"/>
      </style:text-properties>
    </style:style>
    <style:style style:name="T36" style:family="text">
      <style:text-properties fo:color="#000000" loext:opacity="100%" style:font-name="Times New Roman" fo:font-size="14pt" fo:language="en" fo:country="US" fo:font-style="italic" fo:font-weight="bold" style:font-size-asian="14pt" style:font-style-asian="italic" style:font-weight-asian="bold" style:font-name-complex="Times New Roman1" style:font-size-complex="14pt" style:font-style-complex="italic" style:font-weight-complex="bold">
        <loext:char-complex-color loext:theme-type="dark1" loext:color-type="theme"/>
      </style:text-properties>
    </style:style>
    <style:style style:name="T37" style:family="text">
      <style:text-properties fo:color="#000000" loext:opacity="100%" style:font-name="Times New Roman" fo:font-size="14pt" fo:language="en" fo:country="US" fo:font-style="italic" fo:font-weight="bold" style:font-size-asian="14pt" style:font-style-asian="italic" style:font-weight-asian="bold" style:font-name-complex="Times New Roman1" style:font-size-complex="14pt" style:font-style-complex="italic">
        <loext:char-complex-color loext:theme-type="dark1" loext:color-type="theme"/>
      </style:text-properties>
    </style:style>
    <style:style style:name="T38" style:family="text">
      <style:text-properties fo:font-size="10pt" fo:language="en" fo:country="US" style:font-name-asian="Roboto Light" style:font-size-asian="10pt" style:font-size-complex="10pt"/>
    </style:style>
    <style:style style:name="T39" style:family="text">
      <style:text-properties fo:color="#cccccc" loext:opacity="100%" style:font-name="Consolas" fo:font-size="10.5pt" fo:language="en" fo:country="US" fo:font-style="italic" style:font-size-asian="10.5pt" style:language-asian="en" style:country-asian="US" style:font-style-asian="italic" style:font-size-complex="10.5pt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0" text:outline-level="6" loext:marker-style-name="T3"><text:bookmark-start text:name="_Toc174965496"/><text:span text:style-name="T1">МИНИСТЕРСТВО НАУКИ И ВЫСШЕГО ОБРАЗОВАНИЯ<text:line-break/> РОССИЙСКОЙ ФЕДЕРАЦИИ</text:span><text:bookmark-end text:name="_Toc174965496"/><text:span text:style-name="T1"/></text:h>
                            </text:list-item>
                            <text:list-item>
                              <text:h text:style-name="P10" text:outline-level="6" loext:marker-style-name="T3"><text:bookmark-start text:name="_Toc174965497"/><text:span text:style-name="T1">ФЕДЕРАЛЬНОЕ ГОСУДАРСТВЕННОЕ АВТОНОМНОЕ ОБРАЗОВАТЕЛЬНОЕ УЧРЕЖДЕНИЕ ВЫСШЕГО ОБРАЗОВАНИЯ</text:span><text:bookmark-end text:name="_Toc174965497"/><text:span text:style-name="T1"/></text:h>
                            </text:list-item>
                            <text:list-item>
                              <text:h text:style-name="P10" text:outline-level="6" loext:marker-style-name="T3"><text:bookmark-start text:name="_Toc174965498"/><text:span text:style-name="T1">НОВОСИБИРСКИЙ НАЦИОНАЛЬНЫЙ ИССЛЕДОВАТЕЛЬСКИЙ ГОСУДАРСТВЕННЫЙ УНИВЕРСИТЕТ</text:span><text:bookmark-end text:name="_Toc174965498"/><text:span text:style-name="T1"/></text:h>
                            </text:list-item>
                            <text:list-item>
                              <text:h text:style-name="P11" text:outline-level="6" loext:marker-style-name="T3"><text:bookmark-start text:name="_Toc174965499"/><text:span text:style-name="T1">Факультет информационных технологий</text:span><text:bookmark-end text:name="_Toc174965499"/><text:span text:style-name="T1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 loext:marker-style-name="T8"><text:span text:style-name="T7">Кафедра параллельных вычислений</text:span><text:span text:style-name="T8"/></text:p>
      <text:p text:style-name="P34" loext:marker-style-name="T10"/>
      <text:p text:style-name="P34" loext:marker-style-name="T10"/>
      <text:list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12" text:outline-level="7" loext:marker-style-name="T4"><text:bookmark-start text:name="_Toc174965500"/><text:span text:style-name="T2">ОТЧЕТ</text:span><text:bookmark-end text:name="_Toc174965500"/><text:bookmark-start text:name="_Toc174965501"/><text:span text:style-name="T3"> </text:span><text:span text:style-name="T2">О ВЫПОЛНЕНИИ ПРАКТИЧЕСКОЙ РАБОТЫ</text:span><text:bookmark-end text:name="_Toc174965501"/>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 loext:marker-style-name="T11"><text:span text:style-name="T15">Практическая работа №</text:span><text:span text:style-name="T11">7</text:span></text:p>
      <text:p text:style-name="P39" loext:marker-style-name="T9"/>
      <text:p text:style-name="P29">ВЕКТОРИЗАЦИЯ ВЫЧИСЛЕНИЙ</text:p>
      <text:p text:style-name="P29">студента 2 курса, группы 23201</text:p>
      <text:p text:style-name="P29"/>
      <text:p text:style-name="P52">Сорокина Матвея Павловича</text:p>
      <text:p text:style-name="P40" loext:marker-style-name="T6"/>
      <text:p text:style-name="P30">Направление 09.03.01 – «Информатика и вычислительная техника»</text:p>
      <text:p text:style-name="P38"/>
      <text:p text:style-name="P31"/>
      <text:p text:style-name="P31"/>
      <text:p text:style-name="P32"/>
      <text:p text:style-name="P32">Преподаватель:</text:p>
      <text:p text:style-name="P32">А.С. Матвеев</text:p>
      <text:p text:style-name="P31"/>
      <text:p text:style-name="P31"/>
      <text:p text:style-name="P31"/>
      <text:p text:style-name="P31"/>
      <text:p text:style-name="P31"/>
      <text:p text:style-name="P31"/>
      <text:p text:style-name="P29"/>
      <text:p text:style-name="P31"/>
      <text:p text:style-name="P31"/>
      <text:p text:style-name="P31"/>
      <text:p text:style-name="P31"/>
      <text:p text:style-name="P31"/>
      <text:p text:style-name="P29">Новосибирск 2024</text:p>
      <text:p text:style-name="P41" loext:marker-style-name="T16"><text:soft-page-break/></text:p>
      <text:p text:style-name="P33" loext:marker-style-name="T16"><text:span text:style-name="T16">СОДЕРЖАНИЕ</text:span><text:span text:style-name="T16"/></text:p>
      <text:p text:style-name="P2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 loext:marker-style-name="T18"><text:a xlink:type="simple" xlink:href="#_Toc181300384" text:style-name="Index_20_Link" text:visited-style-name="Index_20_Link"><text:span text:style-name="T15">ЦЕЛЬ</text:span><text:span text:style-name="T17"><text:tab/>3</text:span></text:a></text:p>
          <text:p text:style-name="P1" loext:marker-style-name="T18"><text:a xlink:type="simple" xlink:href="#_Toc181300385" text:style-name="Index_20_Link" text:visited-style-name="Index_20_Link"><text:span text:style-name="T15">ЗАДАНИЕ</text:span><text:span text:style-name="T17"><text:tab/>3</text:span></text:a></text:p>
          <text:p text:style-name="P1" loext:marker-style-name="T18"><text:a xlink:type="simple" xlink:href="#_Toc181300386" text:style-name="Index_20_Link" text:visited-style-name="Index_20_Link"><text:span text:style-name="T15">ОПИСАНИЕ РАБОТЫ</text:span><text:span text:style-name="T17"><text:tab/>4</text:span></text:a></text:p>
          <text:p text:style-name="P1" loext:marker-style-name="T18"><text:a xlink:type="simple" xlink:href="#_Toc181300387" text:style-name="Index_20_Link" text:visited-style-name="Index_20_Link"><text:span text:style-name="T15">ЗАКЛЮЧЕНИЕ</text:span><text:span text:style-name="T17"><text:tab/>8</text:span></text:a></text:p>
          <text:p text:style-name="P1" loext:marker-style-name="T18"><text:a xlink:type="simple" xlink:href="#_Toc181300388" text:style-name="Index_20_Link" text:visited-style-name="Index_20_Link"><text:span text:style-name="T15">ПРИЛОЖЕНИЯ</text:span><text:span text:style-name="T17"><text:tab/>9</text:span></text:a></text:p>
          <text:p text:style-name="P1" loext:marker-style-name="T18"><text:a xlink:type="simple" xlink:href="#_Toc181300389" text:style-name="Index_20_Link" text:visited-style-name="Index_20_Link"><text:span text:style-name="T15">Приложение 1:</text:span><text:span text:style-name="T19"> </text:span><text:span text:style-name="T15">Исходный код программы</text:span><text:span text:style-name="T21"> </text:span><text:span text:style-name="T13">main</text:span><text:span text:style-name="T20">.</text:span><text:span text:style-name="T12">cpp</text:span><text:span text:style-name="T17"><text:tab/>9</text:span></text:a></text:p>
          <text:p text:style-name="P1" loext:marker-style-name="T18"><text:a xlink:type="simple" xlink:href="#_Toc181300390" text:style-name="Index_20_Link" text:visited-style-name="Index_20_Link"><text:span text:style-name="T15">Приложение 2: пример результата работы программы</text:span><text:span text:style-name="T17"><text:tab/>10</text:span></text:a></text:p>
        </text:index-body>
      </text:table-of-content>
      <text:p text:style-name="P42"/>
      <text:p text:style-name="P43" loext:marker-style-name="T23"/>
      <text:h text:style-name="P6" text:outline-level="1" loext:marker-style-name="T5"><text:bookmark-start text:name="_Toc181300384"/><text:span text:style-name="T5">ЦЕЛЬ</text:span><text:bookmark-end text:name="_Toc181300384"/><text:span text:style-name="T5"/></text:h>
      <text:list text:style-name="WWNum27">
        <text:list-item>
          <text:p text:style-name="P13">Изучение SIMD-расширений архитектуры x86/x86-64.</text:p>
        </text:list-item>
        <text:list-item>
          <text:p text:style-name="P13">Изучение способов использования SIMD-расширений в программах на языке Си.</text:p>
        </text:list-item>
        <text:list-item>
          <text:p text:style-name="P13">Получение навыков использования SIMD-расширений.</text:p>
        </text:list-item>
      </text:list>
      <text:h text:style-name="P7" text:outline-level="1" loext:marker-style-name="T5"><text:bookmark-start text:name="_Toc181300385"/><text:span text:style-name="T5">ЗАДАНИЕ</text:span><text:bookmark-end text:name="_Toc181300385"/><text:span text:style-name="T5"/></text:h>
      <text:list xml:id="list96681205" text:style-name="WWNum2">
        <text:list-item>
          <text:p text:style-name="P14">Написать три варианта программы, реализующей алгоритм обращения матрицы:</text:p>
        </text:list-item>
      </text:list>
      <text:list text:style-name="WWNum28">
        <text:list-item>
          <text:p text:style-name="P15">вариант без ручной векторизации,</text:p>
        </text:list-item>
        <text:list-item>
          <text:p text:style-name="P15">вариант с ручной векторизацией (выбрать любой вариант из возможных трех: ассемблерная вставка, встроенные функции компилятора, расширение GCC),</text:p>
        </text:list-item>
        <text:list-item>
          <text:p text:style-name="P15">вариант с матричными операциями, выполненными с использованием оптимизированной библиотеки BLAS.</text:p>
        </text:list-item>
      </text:list>
      <text:p text:style-name="P44">Для элементов матриц использовать тип данных <text:span text:style-name="T21">float</text:span>.</text:p>
      <text:list text:continue-list="list96681205" text:style-name="WWNum2">
        <text:list-item>
          <text:p text:style-name="P14">Проверить правильность работы программ на нескольких небольших тестовых наборах входных данных.</text:p>
        </text:list-item>
        <text:list-item>
          <text:p text:style-name="P14">Каждый вариант программы оптимизировать по скорости, насколько это возможно.</text:p>
        </text:list-item>
        <text:list-item>
          <text:p text:style-name="P14">Сравнить время работы трех вариантов программы для <text:span text:style-name="T22">N=2048, M=10</text:span>.</text:p>
        </text:list-item>
        <text:list-item>
          <text:p text:style-name="P14">Составить отчет по лабораторной работе.</text:p>
        </text:list-item>
      </text:list>
      <text:p text:style-name="P16"/>
      <text:h text:style-name="P8" text:outline-level="1" loext:marker-style-name="T5"><text:bookmark-start text:name="_Toc181300386"/><text:span text:style-name="T5">ОПИСАНИЕ РАБОТЫ</text:span><text:bookmark-end text:name="_Toc181300386"/><text:span text:style-name="T5"/></text:h>
      <text:p text:style-name="P45" loext:marker-style-name="T10">Изначально нужно было разобраться с самим вычислительным алгоритмом. После этого было написана и протестирована программа, не использующая ручную векторизацию. <text:span text:style-name="T10"/></text:p>
      <text:p text:style-name="P35" loext:marker-style-name="T10"/>
      <text:p text:style-name="P45">Далее был написан вариант программы, использующей библиотеку <text:span text:style-name="T14">BLAS</text:span>. Были изучены основные функции этой библиотеки необходимые для выполнения задачи.</text:p>
      <text:p text:style-name="P35" loext:marker-style-name="T10"/>
      <text:p text:style-name="P45">После этого был написан третий вариант программы – с ручной векторизацией. </text:p>
      <text:p text:style-name="P46">Теоритическая справка: </text:p>
      <text:list text:style-name="WWNum36">
        <text:list-item>
          <text:p text:style-name="P17">Для использования инструкций <text:span text:style-name="T22">SSE (Streaming SIMD Extensions)</text:span> в <text:span text:style-name="T22">C++</text:span> используется заголовочный файл <text:span text:style-name="T21">xmmintrin.h</text:span>, который предоставляет доступ к низкоуровневым операциям <text:span text:style-name="T22">SIMD (Single Instruction, Multiple Data)</text:span> для работы с векторными данными.</text:p>
        </text:list-item>
      </text:list>
      <text:p text:style-name="P18" loext:marker-style-name="T24">Подробнее здесь: <text:span text:style-name="T24">https://www.cs.uaf.edu/2009/fall/cs301/lecture/11_13_sse_intrinsics.html</text:span></text:p>
      <text:list text:continue-numbering="true" text:style-name="WWNum36">
        <text:list-item>
          <text:p text:style-name="P17"><text:span text:style-name="T21">SIMD (Single Instruction, Multiple Data)</text:span> - архитектурное расширение, которое позволяет выполнять одну операцию над несколькими данными одновременно.</text:p>
        </text:list-item>
        <text:list-item>
          <text:p text:style-name="P17"><text:span text:style-name="T21">SSE</text:span> — это одно из расширений набора инструкций x86 процессоров от Intel. SSE использует 128-битные регистры, каждый из которых может хранить например до 4 значений типа <text:span text:style-name="T22">float</text:span>. В отличие от стандартной обработки данных по одному элементу за раз, <text:span text:style-name="T22">SSE</text:span> позволяет выполнять операцию над 4 элементами одновременно.</text:p>
        </text:list-item>
      </text:list>
      <text:p text:style-name="P18"><text:span text:style-name="T21">Отсюда и наша задача </text:span>– ускорить выполнение первой программы без векторизации с помощью параллельных операций расширения <text:span text:style-name="T14">SSE</text:span>.</text:p>
      <text:p text:style-name="P27" loext:marker-style-name="T21"/>
      <text:p text:style-name="P45">Для работы с векторными данными, содержащими несколько упакованных значений, в языках С/С++ используются следующие типы данных:</text:p>
      <text:list text:style-name="WWNum35">
        <text:list-item>
          <text:p text:style-name="P20"><text:span text:style-name="T21">__</text:span><text:span text:style-name="T13">m</text:span><text:span text:style-name="T21">64</text:span> - 64-бит (регистр<text:span text:style-name="T10"> MMX</text:span>): 1 * 64-битное целое, 2 * 32-битных целых, 4 * 16-битных целых, 8 * 8-битных целых.</text:p>
        </text:list-item>
        <text:list-item>
          <text:p text:style-name="P21"><text:span text:style-name="T21">__</text:span><text:span text:style-name="T13">m</text:span><text:span text:style-name="T21">128</text:span> - 128-бит (регистр <text:span text:style-name="T10">XMM</text:span>): 4 * 32-битных вещественных (<text:span text:style-name="T10">SSE</text:span>), 2 * 64-битных вещественных (<text:span text:style-name="T10">SSE</text:span>2).</text:p>
        </text:list-item>
      </text:list>
      <text:p text:style-name="P45"/>
      <text:p text:style-name="P45"><text:soft-page-break/>В данной версии программы фактически одним значительным отличием от предыдущего варианта является вычисление скалярного произведения векторов с использованием <text:span text:style-name="T10">SIMD</text:span> инструкций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 loext:marker-style-name="T25"><text:span text:style-name="T25">float dot(const float* a, const float* b) {</text:span><text:span text:style-name="T25"/></text:p>
            <text:p text:style-name="P22" loext:marker-style-name="T25"><text:span text:style-name="T25">    // 1</text:span><text:span text:style-name="T25"/></text:p>
            <text:p text:style-name="P22" loext:marker-style-name="T25"><text:span text:style-name="T25"><text:s text:c="4"/>const __m128* x = reinterpret_cast&lt;const __m128*&gt;(a);</text:span><text:span text:style-name="T25"/></text:p>
            <text:p text:style-name="P22" loext:marker-style-name="T25"><text:span text:style-name="T25">    const __m128* y = reinterpret_cast&lt;const __m128*&gt;(b);</text:span><text:span text:style-name="T25"/></text:p>
            <text:p text:style-name="P22" loext:marker-style-name="T25"><text:span text:style-name="T25">    // 2</text:span><text:span text:style-name="T25"/></text:p>
            <text:p text:style-name="P22" loext:marker-style-name="T25"><text:span text:style-name="T25"><text:s text:c="4"/>__m128 result_vector = _mm_setzero_ps();</text:span><text:span text:style-name="T25"/></text:p>
            <text:p text:style-name="P28" loext:marker-style-name="T26"/>
            <text:p text:style-name="P22" loext:marker-style-name="T25"><text:span text:style-name="T26"><text:s text:c="4"/></text:span><text:span text:style-name="T25">// 3</text:span></text:p>
            <text:p text:style-name="P22" loext:marker-style-name="T25"><text:span text:style-name="T25">    for (unsigned int i = 0; i &lt; N / 4; i++) {</text:span><text:span text:style-name="T25"/></text:p>
            <text:p text:style-name="P22" loext:marker-style-name="T25"><text:span text:style-name="T25">        result_vector = _mm_add_ps(result_vector, _mm_mul_ps(x[i], y[i]));</text:span><text:span text:style-name="T25"/></text:p>
            <text:p text:style-name="P22" loext:marker-style-name="T25"><text:span text:style-name="T25">    }</text:span><text:span text:style-name="T25"/></text:p>
            <text:p text:style-name="P28" loext:marker-style-name="T26"/>
            <text:p text:style-name="P22" loext:marker-style-name="T25"><text:span text:style-name="T26"><text:s text:c="4"/></text:span><text:span text:style-name="T25">// 4</text:span></text:p>
            <text:p text:style-name="P22" loext:marker-style-name="T25"><text:span text:style-name="T25">    float result[4];</text:span><text:span text:style-name="T25"/></text:p>
            <text:p text:style-name="P22" loext:marker-style-name="T25"><text:span text:style-name="T25">    _mm_storeu_ps(result, result_vector);</text:span><text:span text:style-name="T25"/></text:p>
            <text:p text:style-name="P22" loext:marker-style-name="T25"><text:span text:style-name="T25"><text:s text:c="4"/>// 5</text:span><text:span text:style-name="T25"/></text:p>
            <text:p text:style-name="P22" loext:marker-style-name="T25"><text:span text:style-name="T25">    return result[0] + result[1] + result[2] + result[3];</text:span><text:span text:style-name="T25"/></text:p>
            <text:p text:style-name="P22" loext:marker-style-name="T27"><text:span text:style-name="T25">}</text:span><text:span text:style-name="T39"/></text:p>
          </table:table-cell>
        </table:table-row>
      </table:table>
      <text:p text:style-name="P45">Разбор функции:</text:p>
      <text:list xml:id="list2475556146" text:style-name="WWNum32">
        <text:list-item>
          <text:p text:style-name="P23">Преобразование данных векторов в указатели __m128 - тип данных, используемый в SSE для хранения 128-битных регистров, которые могут содержать 4 числа float.</text:p>
        </text:list-item>
        <text:list-item>
          <text:p text:style-name="P23">Инициализация вектора-результата</text:p>
        </text:list-item>
      </text:list>
      <text:list xml:id="list3435339869" text:style-name="WWNum33">
        <text:list-item>
          <text:p text:style-name="P24"><text:span text:style-name="T21">_mm_setzero_ps()</text:span> — SSE-инструкция, которая заполняет 128-битный регистр нулями. Используется для накопления суммы произведений.</text:p>
        </text:list-item>
      </text:list>
      <text:p text:style-name="P19">Описание: <text:span text:style-name="T24">https://www.intel.com/content/www/us/en/docs/intrinsics-guide/index.html#text=_mm_setzero_ps&amp;ig_expand=5866</text:span></text:p>
      <text:list xml:id="list160743941835934" text:continue-list="list2475556146" text:style-name="WWNum32">
        <text:list-item>
          <text:p text:style-name="P23">Основной цикл:</text:p>
        </text:list-item>
      </text:list>
      <text:list text:continue-list="list3435339869" text:style-name="WWNum33">
        <text:list-item>
          <text:p text:style-name="P24">Цикл проходит по массивам x и y, которые были преобразованы в массивы 128-битных регистров. Поскольку каждый <text:span text:style-name="T22">__m128</text:span> обрабатывает 4 числа <text:span text:style-name="T22">float</text:span>, количество итераций равно <text:span text:style-name="T22">N/4</text:span>.</text:p>
        </text:list-item>
        <text:list-item>
          <text:p text:style-name="P24"><text:span text:style-name="T21">_mm_mul_ps(x[i], y[i])</text:span><text:span text:style-name="T22">:</text:span> SSE-инструкция, которая умножает 4 числа из регистра x[i] на соответствующие 4 числа из y[i] (покомпонентное умножение).</text:p>
        </text:list-item>
      </text:list>
      <text:p text:style-name="P19">Описание: <text:span text:style-name="T24">https://www.intel.com/content/www/us/en/docs/intrinsics-guide/index.html#text=_mm_mul_ps&amp;ig_expand=4684</text:span></text:p>
      <text:list text:continue-numbering="true" text:style-name="WWNum33">
        <text:list-item>
          <text:p text:style-name="P24"><text:span text:style-name="T21">_mm_add_ps(result_vector, ...)</text:span><text:span text:style-name="T22">:</text:span> SSE-инструкция, которая добавляет результат умножения к накопленному в <text:span text:style-name="T22">result_vector</text:span>.</text:p>
        </text:list-item>
      </text:list>
      <text:p text:style-name="P19"><text:soft-page-break/>Описание: <text:span text:style-name="T24">https://www.intel.com/content/www/us/en/docs/intrinsics-guide/index.html#text=_mm_add_ps&amp;ig_expand=137</text:span></text:p>
      <text:list xml:id="list160742363714528" text:continue-list="list160743941835934" text:style-name="WWNum32">
        <text:list-item>
          <text:p text:style-name="P23">Сохранение результата</text:p>
        </text:list-item>
      </text:list>
      <text:list xml:id="list481222829" text:style-name="WWNum34">
        <text:list-item>
          <text:p text:style-name="P25"><text:span text:style-name="T21">_mm_storeu_ps(result, result_vector)</text:span><text:span text:style-name="T22">:</text:span> SSE-инструкция, извлекает 4 числа из регистра result_vector и сохраняет их в массив result на памяти.</text:p>
        </text:list-item>
      </text:list>
      <text:p text:style-name="P19">Описание: <text:span text:style-name="T24">https://doc.rust-lang.org/beta/core/arch/x86_64/fn._mm_storeu_ps.html</text:span></text:p>
      <text:list text:continue-list="list160742363714528" text:style-name="WWNum32">
        <text:list-item>
          <text:p text:style-name="P23">Вычисление итогового результата</text:p>
        </text:list-item>
      </text:list>
      <text:list text:continue-list="list481222829" text:style-name="WWNum34">
        <text:list-item>
          <text:p text:style-name="P25">Суммируются 4 элемента из массива <text:span text:style-name="T22">result</text:span> – получаем финальное значение искомого скалярного произведения.</text:p>
        </text:list-item>
      </text:list>
      <text:p text:style-name="P45"/>
      <text:p text:style-name="P45">Далее были произведены замеры времени работы программ в зависимости от входных данных.<text:line-break/><text:line-break/><text:span text:style-name="T28">Об алгоритме:</text:span> алгоритм является итерационным и аппроксимирующим, то есть получить точную обратную матрицу можно только для единичной матрицы, для остальных же матриц он будет давать <text:span text:style-name="T28">приближение</text:span> (аппроксимацию), и чем больше будет использоваться итераций, тем меньше будет разница от реальной обратной матрицы.</text:p>
      <text:p text:style-name="P45"/>
      <text:p text:style-name="P45">Полные листинг программы и пример ее импользования предоставлены. (см. Приложения 1,2)</text:p>
      <text:p text:style-name="P45"/>
      <text:p text:style-name="P45">Полученные результаты измерений представлены в таблице.</text:p>
      <text:p text:style-name="P45">(<text:span text:style-name="T14">N</text:span><text:span text:style-name="T22"> – </text:span>размерность матриц, <text:span text:style-name="T14">M</text:span><text:span text:style-name="T22"> –</text:span> количество итераций в алгоритме, <text:span text:style-name="T14">T</text:span><text:span text:style-name="T22">1 –</text:span> время работы варианта программы без ручной векторизации, <text:span text:style-name="T14">T</text:span><text:span text:style-name="T22">2 –</text:span> время работы варианта программы с ручной векторизацией, <text:span text:style-name="T14">T</text:span><text:span text:style-name="T22">3</text:span> – время работы программы с использованием матричных операций библиотеки <text:span text:style-name="T10">BLAS</text:span>).</text:p>
      <text:p text:style-name="P45"/>
      <table:table table:name="Table2" table:style-name="Table2">
        <table:table-column table:style-name="Table2.A" table:number-columns-repeated="5"/>
        <table:table-row table:style-name="Table2.1">
          <table:table-cell table:style-name="Table2.A1" office:value-type="string">
            <text:p text:style-name="P45"><text:span text:style-name="T11">N</text:span></text:p>
          </table:table-cell>
          <table:table-cell table:style-name="Table2.A1" office:value-type="string">
            <text:p text:style-name="P45"><text:span text:style-name="T11">M</text:span></text:p>
          </table:table-cell>
          <table:table-cell table:style-name="Table2.A1" office:value-type="string">
            <text:p text:style-name="P45"><text:span text:style-name="T15">Т1, с</text:span></text:p>
          </table:table-cell>
          <table:table-cell table:style-name="Table2.A1" office:value-type="string">
            <text:p text:style-name="P45"><text:span text:style-name="T15">Т2, с</text:span></text:p>
          </table:table-cell>
          <table:table-cell table:style-name="Table2.E1" office:value-type="string">
            <text:p text:style-name="P45"><text:span text:style-name="T15">Т3, с</text:span></text:p>
          </table:table-cell>
        </table:table-row>
        <table:table-row table:style-name="Table2.1">
          <table:table-cell table:style-name="Table2.A2" office:value-type="string">
            <text:p text:style-name="P45">256</text:p>
          </table:table-cell>
          <table:table-cell table:style-name="Table2.A2" office:value-type="string">
            <text:p text:style-name="P45">10</text:p>
          </table:table-cell>
          <table:table-cell table:style-name="Table2.A2" office:value-type="string">
            <text:p text:style-name="P45" loext:marker-style-name="T10"><text:span text:style-name="T10">0.71758</text:span><text:span text:style-name="T10"/></text:p>
          </table:table-cell>
          <table:table-cell table:style-name="Table2.A2" office:value-type="string">
            <text:p text:style-name="P45" loext:marker-style-name="T10"><text:span text:style-name="T10">0.125701</text:span><text:span text:style-name="T10"/></text:p>
          </table:table-cell>
          <table:table-cell table:style-name="Table2.E2" office:value-type="string">
            <text:p text:style-name="P45" loext:marker-style-name="T10"><text:span text:style-name="T10">0.0543788</text:span><text:span text:style-name="T10"/></text:p>
          </table:table-cell>
        </table:table-row>
        <table:table-row table:style-name="Table2.1">
          <table:table-cell table:style-name="Table2.A2" office:value-type="string">
            <text:p text:style-name="P45">512</text:p>
          </table:table-cell>
          <table:table-cell table:style-name="Table2.A2" office:value-type="string">
            <text:p text:style-name="P45">10</text:p>
          </table:table-cell>
          <table:table-cell table:style-name="Table2.A2" office:value-type="string">
            <text:p text:style-name="P45">5.84197</text:p>
          </table:table-cell>
          <table:table-cell table:style-name="Table2.A2" office:value-type="string">
            <text:p text:style-name="P45">1.01763</text:p>
          </table:table-cell>
          <table:table-cell table:style-name="Table2.E2" office:value-type="string">
            <text:p text:style-name="P45">0.389335</text:p>
          </table:table-cell>
        </table:table-row>
        <table:table-row table:style-name="Table2.1">
          <table:table-cell table:style-name="Table2.A2" office:value-type="string">
            <text:p text:style-name="P45">1024</text:p>
          </table:table-cell>
          <table:table-cell table:style-name="Table2.A2" office:value-type="string">
            <text:p text:style-name="P45">10</text:p>
          </table:table-cell>
          <table:table-cell table:style-name="Table2.A2" office:value-type="string">
            <text:p text:style-name="P45">55.1751</text:p>
          </table:table-cell>
          <table:table-cell table:style-name="Table2.A2" office:value-type="string">
            <text:p text:style-name="P45">8.86624</text:p>
          </table:table-cell>
          <table:table-cell table:style-name="Table2.E2" office:value-type="string">
            <text:p text:style-name="P45">3.1173</text:p>
          </table:table-cell>
        </table:table-row>
        <table:table-row table:style-name="Table2.1">
          <table:table-cell table:style-name="Table2.A2" office:value-type="string">
            <text:p text:style-name="P45">2048</text:p>
          </table:table-cell>
          <table:table-cell table:style-name="Table2.A2" office:value-type="string">
            <text:p text:style-name="P45">10</text:p>
          </table:table-cell>
          <table:table-cell table:style-name="Table2.A2" office:value-type="string">
            <text:p text:style-name="P45">811.022</text:p>
          </table:table-cell>
          <table:table-cell table:style-name="Table2.A2" office:value-type="string">
            <text:p text:style-name="P45">70.1284</text:p>
          </table:table-cell>
          <table:table-cell table:style-name="Table2.E2" office:value-type="string">
            <text:p text:style-name="P45">26.2972</text:p>
          </table:table-cell>
        </table:table-row>
      </table:table>
      <text:p text:style-name="P48" loext:marker-style-name="T22"/>
      <text:p text:style-name="P45"><text:soft-page-break/>Из результатов следует, что вариант программы без векторизации работает значительно медленнее всех. Вариант с ручной векторизацией работает в несколько раз быстрее. Это довольно неплохой прирост, учитывая, что для векторизации были использованы инструкции расширения <text:span text:style-name="T14">SSE</text:span><text:span text:style-name="T22">2</text:span>, и при этом размер регистров был 128 бит. Так как по заданию нужно было использовать тип данных <text:span text:style-name="T14">float</text:span><text:span text:style-name="T22"> </text:span>для элементов матрицы, то максимальный прирост производительности мог быть в 4 раза. Быстрее же всех работает вариант с использованием библиотеки <text:span text:style-name="T14">BLAS</text:span>.</text:p>
      <text:p text:style-name="P49" loext:marker-style-name="T29"><text:bookmark-start text:name="_Toc181300387"/></text:p>
      <text:h text:style-name="P8" text:outline-level="1" loext:marker-style-name="T5"><text:span text:style-name="T5">ЗАКЛЮЧЕНИЕ</text:span><text:bookmark-end text:name="_Toc181300387"/><text:span text:style-name="T5"/></text:h>
      <text:p text:style-name="P47">В ходе данной лабораторной работы я пришел к следующим выводам:</text:p>
      <text:list text:style-name="WWNum30">
        <text:list-item>
          <text:p text:style-name="P3"><text:span text:style-name="T30">Использование </text:span><text:span text:style-name="T31">SIMD</text:span><text:span text:style-name="T30">-инструкций компилятора может в разы увеличить производительность программы.</text:span></text:p>
        </text:list-item>
        <text:list-item>
          <text:p text:style-name="P3"><text:span text:style-name="T30">Библиотека </text:span><text:span text:style-name="T31">BLAS</text:span><text:span text:style-name="T30"> - мощный инструмент при работе с линейной алгеброй, способный на порядки увеличить производительность программы.</text:span></text:p>
        </text:list-item>
        <text:list-item>
          <text:p text:style-name="P26"><text:span text:style-name="T15"><text:line-break/></text:span></text:p>
        </text:list-item>
      </text:list>
      <text:p text:style-name="P49" loext:marker-style-name="T29"/>
      <text:h text:style-name="P8" text:outline-level="1" loext:marker-style-name="T5"><text:bookmark-start text:name="_Toc181300388"/><text:span text:style-name="T5">ПРИЛОЖЕНИЯ</text:span><text:bookmark-end text:name="_Toc181300388"/><text:span text:style-name="T5"/></text:h>
      <text:h text:style-name="P9" text:outline-level="1" loext:marker-style-name="T35"><text:bookmark-start text:name="_Toc181300389"/><text:span text:style-name="T32">Приложение 1:</text:span><text:span text:style-name="T33"> </text:span><text:span text:style-name="T32">Исходный код программы</text:span><text:span text:style-name="T34"> </text:span><text:span text:style-name="T36">main</text:span><text:span text:style-name="T35">.</text:span><text:span text:style-name="T37">cpp</text:span><text:bookmark-end text:name="_Toc181300389"/>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0" loext:marker-style-name="T38"/>
          </table:table-cell>
        </table:table-row>
      </table:table>
      <text:p text:style-name="P36" loext:marker-style-name="T10"/>
      <text:h text:style-name="P9" text:outline-level="1" loext:marker-style-name="T32"><text:bookmark-start text:name="_Toc181300390"/><text:span text:style-name="T32">Приложение 2: пример результата работы программы</text:span><text:bookmark-end text:name="_Toc181300390"/><text:span text:style-name="T32"/></text:h>
      <text:p text:style-name="P5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Roboto Light" svg:font-family="'Roboto Light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justify" style:justify-single-word="false" fo:orphans="2" fo:widows="2" fo:hyphenation-ladder-count="no-limit" fo:text-indent="0.3937in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letter-spacing="0.0102in" style:font-name-asian="F" style:font-family-generic-asian="system" style:font-pitch-asian="variable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Нумерованный_20_список2" style:display-name="Нумерованный список2" style:family="paragraph" style:parent-style-name="Standard">
      <style:paragraph-properties fo:margin-top="0.0835in" fo:margin-bottom="0in" style:contextual-spacing="false"/>
    </style:style>
    <style:style style:name="Основной_20_текст_20_3" style:display-name="Основной текст 3" style:family="paragraph" style:parent-style-name="Standard">
      <style:paragraph-properties fo:line-height="150%" fo:text-align="center" style:justify-single-word="false" fo:text-indent="0in" style:auto-text-indent="false"/>
    </style:style>
    <style:style style:name="Contents_20_1" style:display-name="Contents 1" style:family="paragraph" style:parent-style-name="Standard" style:next-style-name="Standard" style:class="index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/>
      <style:text-properties fo:font-size="16pt" style:font-size-asian="16pt" style:font-size-complex="16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text-align="start" style:justify-single-word="false" fo:hyphenation-ladder-count="no-limit" fo:text-indent="0in" style:auto-text-indent="false"/>
      <style:text-properties fo:font-size="12pt" fo:language="en" fo:country="US" style:font-size-asian="12pt" style:language-asian="en" style:country-asian="US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HTML_20_Typewriter" style:display-name="HTML Typewrite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function-name" style:family="text" style:parent-style-name="Default_20_Paragraph_20_Font"/>
    <style:style style:name="function-argument" style:family="text" style:parent-style-name="Default_20_Paragraph_20_Font"/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6607d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2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2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2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2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2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2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2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2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2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2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2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2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2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2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2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2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2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2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2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2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2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2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2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2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>
      <style:text-properties style:font-name-complex="Courier New2" style:font-family-complex="'Courier New'" style:font-family-generic-complex="system" style:font-pitch-complex="variable"/>
    </style:style>
    <style:style style:name="ListLabel_20_261" style:display-name="ListLabel 261" style:family="text"/>
    <style:style style:name="ListLabel_20_262" style:display-name="ListLabel 262" style:family="text">
      <style:text-properties fo:font-size="12pt" style:font-size-asian="12pt" style:font-size-complex="12pt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>
      <style:text-properties fo:font-size="12pt" style:font-size-asian="12pt" style:font-size-complex="12pt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>
      <style:text-properties style:font-name-complex="Courier New2" style:font-family-complex="'Courier New'" style:font-family-generic-complex="system" style:font-pitch-complex="variable"/>
    </style:style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>
      <style:text-properties style:font-name-complex="Courier New2" style:font-family-complex="'Courier New'" style:font-family-generic-complex="system" style:font-pitch-complex="variable"/>
    </style:style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>
      <style:text-properties style:font-name-complex="Courier New2" style:font-family-complex="'Courier New'" style:font-family-generic-complex="system" style:font-pitch-complex="variable"/>
    </style:style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>
      <style:text-properties style:font-name-complex="Courier New2" style:font-family-complex="'Courier New'" style:font-family-generic-complex="system" style:font-pitch-complex="variable"/>
    </style:style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>
      <style:text-properties style:font-name-complex="Courier New2" style:font-family-complex="'Courier New'" style:font-family-generic-complex="system" style:font-pitch-complex="variable"/>
    </style:style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>
      <style:text-properties style:font-name-complex="Courier New2" style:font-family-complex="'Courier New'" style:font-family-generic-complex="system" style:font-pitch-complex="variable"/>
    </style:style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>
      <style:text-properties style:font-name-complex="Courier New2" style:font-family-complex="'Courier New'" style:font-family-generic-complex="system" style:font-pitch-complex="variable"/>
    </style:style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>
      <style:text-properties style:font-name-complex="Courier New2" style:font-family-complex="'Courier New'" style:font-family-generic-complex="system" style:font-pitch-complex="variable"/>
    </style:style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>
      <style:text-properties style:font-name-complex="Courier New2" style:font-family-complex="'Courier New'" style:font-family-generic-complex="system" style:font-pitch-complex="variable"/>
    </style:style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>
      <style:text-properties style:font-name-complex="Courier New2" style:font-family-complex="'Courier New'" style:font-family-generic-complex="system" style:font-pitch-complex="variable"/>
    </style:style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>
      <style:text-properties style:font-name-complex="Courier New2" style:font-family-complex="'Courier New'" style:font-family-generic-complex="system" style:font-pitch-complex="variable"/>
    </style:style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>
      <style:text-properties style:font-name-complex="Courier New2" style:font-family-complex="'Courier New'" style:font-family-generic-complex="system" style:font-pitch-complex="variable"/>
    </style:style>
    <style:style style:name="ListLabel_20_316" style:display-name="ListLabel 316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484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84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84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84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84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84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84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84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8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Courier New'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'Courier New'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772in"/>
        </style:list-level-properties>
        <style:text-properties style:font-name="Wingdings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4772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9772in"/>
        </style:list-level-properties>
        <style:text-properties style:font-name="Wingdings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4772in"/>
        </style:list-level-properties>
        <style:text-properties style:font-name="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9772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4772in"/>
        </style:list-level-properties>
        <style:text-properties style:font-name="Wingdings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9772in"/>
        </style:list-level-properties>
        <style:text-properties style:font-name="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5.4772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977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937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937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937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3937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937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937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8937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937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2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7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8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2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2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29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29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29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9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29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29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9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29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29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0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0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0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0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0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0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1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1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1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1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1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4917in" fo:margin-left="1in" fo:margin-right="1in" style:writing-mode="lr-tb" style:layout-grid-color="#c0c0c0" style:layout-grid-lines="34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1"><text:page-number text:select-page="current">9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Матвей Сорокин</meta:initial-creator>
    <meta:editing-cycles>16</meta:editing-cycles>
    <meta:creation-date>2024-11-17T04:08:00</meta:creation-date>
    <dc:date>2024-11-19T16:07:41.775349992</dc:date>
    <meta:editing-duration>PT3H41M22S</meta:editing-duration>
    <meta:generator>LibreOffice/24.2.5.2$Linux_X86_64 LibreOffice_project/420$Build-2</meta:generator>
    <meta:document-statistic meta:table-count="3" meta:image-count="0" meta:object-count="0" meta:page-count="9" meta:paragraph-count="121" meta:word-count="899" meta:character-count="7262" meta:non-whitespace-character-count="6436"/>
    <meta:user-defined meta:name="AppVersion">16.0000</meta:user-defined>
    <meta:template xlink:type="simple" xlink:actuate="onRequest" xlink:title="Normal" xlink:href=""/>
  </office:meta>
</office:document-meta>
</file>